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1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font-name="Times New Roman1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1"/>
    </style:style>
    <style:style style:name="T8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Bar Cocheba, Joshua Ben Hananiah, Johanan Ben Zaccka<text:span text:style-name="T8">ï</text:span></text:p>
      <text:p text:style-name="P5">Additional Places mentioned: Bither, Jamm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/>
      <text:p text:style-name="P2">Post-Biblical/</text:p>
      <text:p text:style-name="P2">40/</text:p>
      <text:p text:style-name="P2">on the schools of Palestine &amp; their Chiefs/</text:p>
      <text:p text:style-name="P2"/>
      <text:p text:style-name="P3">[Page 1]</text:p>
      <text:p text:style-name="P3">Brethren. <text:s/>When I last year, <text:span text:style-name="T1">I</text:span><text:span text:style-name="T4"> suspended the series/ of my post-biblical </text:span><text:span text:style-name="T1">history</text:span><text:span text:style-name="T4"> lectures, because of the approach-/-ing summer season, I had reached a period in our history which/ closed </text:span><text:span text:style-name="T1">entirely</text:span><text:span text:style-name="T4"> altogether the political life of our people. <text:s/>The/ disastrous end of the last heroic struggle at Bither, un-/-der the lead of Bar Cocheb</text:span><text:span text:style-name="T5">à</text:span><text:span text:style-name="T6">, forced upon the minds/ of our unhappy ancestors the conviction that any/ attempt to </text:span><text:span text:style-name="T2">regain</text:span><text:span text:style-name="T6"> recover country and independence must/ inevitably fail. <text:s/>Consequently, the</text:span><text:span text:style-name="T2">y</text:span><text:span text:style-name="T6"> wise-hearted bent their/ energies upon retaining that which would give/ Israel permanence on earth and solace in trouble./ <text:s/>They felt that the cultivation of the Law and tra-/-ditions must </text:span><text:span text:style-name="T2">ensure</text:span><text:span text:style-name="T6"> secure their national eternization--so/ high was the morality inculcated in the</text:span><text:span text:style-name="T2">ir</text:span><text:span text:style-name="T6"> sacred books committed to their guardianship,/ so </text:span><text:span text:style-name="T2">grand</text:span><text:span text:style-name="T6"> sublime the leading principles of Judaism, which/ the martyred Akiba had recently sealed with his/ precious blood. <text:s/>Our progenitors believed that as/ God, who inspired prophets to teach heavenly truths,/ is </text:span><text:span text:style-name="T2">eternal</text:span><text:span text:style-name="T6"> immortal, so the adherents of those verities must/ be </text:span><text:span text:style-name="T2">immortalized</text:span><text:span text:style-name="T6"> imperishable. <text:s/>Zion the capital of their land,/ had been razed to the ground. <text:s/>Upon its ruins/</text:span></text:p>
      <text:p text:style-name="P6"/>
      <text:p text:style-name="P6">[Page 2]</text:p>
      <text:p text:style-name="P3"><text:soft-page-break/><text:span text:style-name="T6">another city was built, whose appellation/ recalled names detested by </text:span><text:span text:style-name="T2">a</text:span><text:span text:style-name="T6"> every Jew--Celia Caputo-/-lina, from Alius the family name of the emperor/ Hadrian and from Jupiter Capitlinus. <text:s/>In honor/ of this false god, a temple </text:span><text:span text:style-name="T2">arose</text:span><text:span text:style-name="T6"> was made to rise where the She-/-kinah had hovered between the Cherubim, and a/ statue to the impious Hadrian was set up./ <text:s/>Heathens, peopled Jerusalem, pagans, revelled[sic!] in/ holy </text:span><text:span text:style-name="T2">precincts</text:span><text:span text:style-name="T6"> surroundings. <text:s/>To add insult to injury,/ a marble figure of the [Hebrew] the hated swine, was engraven/ on one of the gates of the city of David, forbidden </text:span><text:span text:style-name="T2">thenceforth</text:span><text:span text:style-name="T6"> thereafter/ to the </text:span><text:span text:style-name="T2">children</text:span><text:span text:style-name="T6"> descendants of </text:span><text:span text:style-name="T2">Israel</text:span><text:span text:style-name="T6"> Judah. <text:s/>The privilege to enter/ it only once a year, on the anniversary of their/ national calamity in order to weep and pray by the Western/ wall, </text:span><text:span text:style-name="T2">was purchased by the exiles,</text:span><text:span text:style-name="T6"> the sorrow stricken exiles purchased </text:span><text:span text:style-name="T2">had to purchase</text:span><text:span text:style-name="T6"> at the rich price of/ </text:span><text:span text:style-name="T2">rich</text:span><text:span text:style-name="T6"> gold. <text:s/>But Israel did not draw his/ vitality from the soil which had been his in-/-heritance. <text:s/>Palestine must indeed possess always/ the power to awaken deep emotions in hearts that/ are not dead to a sense of religious patriotism./ <text:s/></text:span><text:span text:style-name="T2">For</text:span><text:span text:style-name="T6"> The Hebrew acquainted with his eventful history,/ realizes that from that spot true civilization spread. <text:s/>[Hebrew]/</text:span></text:p>
      <text:p text:style-name="P6"/>
      <text:p text:style-name="P6">[Page 3]</text:p>
      <text:p text:style-name="P3"><text:span text:style-name="T6">It was more than a poetical flight of the imagination/ which elicited from Judah Hallevi the idea that/ the Holy Land is to the world at large, what the/ heart is to the human body--the source of existence, so-/-cially and spiritually. <text:s/>I even incline to think/ that Ezekiel considered it so, when he wrote in the name of the Lord: [Hebrew]/ [Hebrew] "This Jerusalem I have set in/ the midst of nations, and countries are round about it."/ <text:s/>Centrally placed </text:span><text:span text:style-name="T2">in</text:span><text:span text:style-name="T6"> from a geographical point of view,/ situated on the western coast of the Eastern continent,/ accessible through the Mediterannean[sic!] sea that washes/ it, to Europe on the North, to Asia on the East,/ and to Africa on the West, it is the channel/ from which flowed a soul regenerating knowledge--/ </text:span><text:span text:style-name="T2">that</text:span><text:span text:style-name="T6"> the incomparable knowledge imparted in the </text:span><text:span text:style-name="T2">heavenly inspired</text:span><text:span text:style-name="T6"> volumes of inspiration./ <text:s/>But Jews while still bending </text:span><text:span text:style-name="T2">still</text:span><text:span text:style-name="T6"> in prayer towards that spot,/ where the light of prophecy to illumine mankind/ brightly shone, Jews scattered everywhere recognize/ nevertheless the fact that their separate continuance, is not/ the effect of a former residence in </text:span><text:span text:style-name="T2">a</text:span><text:span text:style-name="T6"> the land of promise, but that/ </text:span><text:span text:style-name="T2">it</text:span><text:span text:style-name="T6"> it is solely due to the maintenance of the Torah./</text:span></text:p>
      <text:p text:style-name="P6"/>
      <text:p text:style-name="P6">[Page 4]</text:p>
      <text:p text:style-name="P3"><text:span text:style-name="T6">All honor then, all thanks to Rabbinism,/ that prevented its extinction. <text:s/>Brethren./ <text:s/>In previous lectures I alluded to Johanan Ben/ Zacka</text:span><text:span text:style-name="T5">ï. <text:s/>I related that when to fight Rome successfully,/ </text:span><text:span text:style-name="T3">against Rome appeared</text:span><text:span text:style-name="T5"> seemed to his judgment a hopeless/ </text:span><text:span text:style-name="T3">attempt</text:span><text:span text:style-name="T5"> undertaking, he left Jerusalem by stratagem, and/ on entering the presence of Vespasian, asked a favor./ <text:s/>He requested that he might be allowed to establish/ a school of learning in Jabnè, or Jammia--a town/ not far from Jaffa. <text:s/>The granting of that wish,/ apparently of no significance, was the </text:span><text:span text:style-name="T3">gift of an</text:span><text:span text:style-name="T5"> delivering into our hands of a/ </text:span><text:span text:style-name="T3">impenetrable</text:span><text:span text:style-name="T5"> shield against which the javelins of/ a Roman soldiery, and the rifles of all the </text:span><text:span text:style-name="T3">sworn</text:span><text:span text:style-name="T5"> inveterate enemies of/ Judaism struck in vain. <text:s/>The study and applica-/-tion of ancestral laws, suiting our changed condition,/ was our salvation. <text:s/>Going back seventy years in/ the narrative which concluded my last post-biblical lecture, I/ purpose speaking </text:span><text:span text:style-name="T3">very briefly</text:span><text:span text:style-name="T5"> at intervals with great brevity of the colleges/ founded in various cities of Palestine, after our/ political downfall under Titus, of their nature of/ and of </text:span><text:span text:style-name="T3">that</text:span><text:span text:style-name="T5"> the characters of their leaders./</text:span></text:p>
      <text:p text:style-name="P7">At Jammia gathered the disciples of the great Sage,/</text:p>
      <text:p text:style-name="P7"/>
      <text:p text:style-name="P7">[Page 5]</text:p>
      <text:p text:style-name="P3"><text:span text:style-name="T5">immortlized in Talmudical literature./ <text:s/>In like manner as Johanan Ben Zacckaï had/ imbibed the principles governing his peace-loving teacher,/ Hillel the elder, so did he try to infuse sentiments of/ loving-kindness into the hearts of his own pupils. <text:s/>All may/ have read in the </text:span><text:span text:style-name="T3">splendid</text:span><text:span text:style-name="T5"> excellent book, called "Aboth" or, "the/ Ethics of the fathers," how fond was Johanan of his scholars./ <text:s/>Five have received there particular mention, and they/ helped in carrying out the work of reconstruction. </text:span><text:span text:style-name="T3">forming</text:span><text:span text:style-name="T5"> </text:span><text:soft-page-break/><text:span text:style-name="T5">They constituted/ with others a Synod, or Sanhedrin by whom rules, principally regard-/-ing a uniformity of system in establishing the new moon and festivals and synagogual service,/ were enacted. <text:s/>We may form an idea of the cha-/-racter of </text:span><text:span text:style-name="T3">That Rabbi</text:span><text:span text:style-name="T5"> Ben Zacckaï, from some of his actions and/ his ingenious utterances. <text:s/>It is asserted in/ the Talmud that he was invariably the </text:span><text:span text:style-name="T3">far</text:span><text:span text:style-name="T5"> first to/ affably greet his neighbor, whether this was a/ Jew or a Gentile [Hebrew] when he noticed that/ much knowledge might create boastfulness, he/ would check it by showing that to study and improve is every/ man's duty [Hebrew] <text:s/>One day, after the Temple/ had been delivered to the flames, Johanan, accompanied/ by his pupil</text:span><text:span text:style-name="T3">s</text:span><text:span text:style-name="T5"> Joshua Ben Hananiah, was walking/</text:span></text:p>
      <text:p text:style-name="P7"/>
      <text:p text:style-name="P7">[Page 6]</text:p>
      <text:p text:style-name="P3"><text:span text:style-name="T5">through the </text:span><text:span text:style-name="T3">desolate places deserted streets</text:span><text:span text:style-name="T5"> ruins of Jerusalem. <text:s/>Joshua/ wept and said: "Alas! what will atone for our sins/ now that the altars have been overthrown?", to which/ the teacher answered: "My son, do not lament, we/ have been left what will ensure forgiveness--</text:span><text:span text:style-name="T3">beneficence</text:span><text:span text:style-name="T5"> charity"/ [Hebrew]. <text:s/>The same thought he expressed on ano-/-ther occasion. <text:s/>Seeing a woman, whom he recognized/ as the daughter of a once wealthy Israelite, gathering/ some grains of corn to make a meal, he </text:span><text:span text:style-name="T3">enchained</text:span><text:span text:style-name="T5"> remarked:/ "Right is the common proverb, that the salt with which/ to preserve money, is </text:span><text:span text:style-name="T3">charity</text:span><text:span text:style-name="T5"> beneficence" [Hebrew]. <text:s/>To/ discover the disposition of his scholars, the Sage would/ put to them questions on morals. <text:s/>"</text:span><text:span text:style-name="T3">Think</text:span><text:span text:style-name="T5"> consider well," he/ would say to them," and tell me what is best for a/ person to </text:span><text:span text:style-name="T3">possess</text:span><text:span text:style-name="T5"> acquire." <text:s/>He listened to their views, but ap-/-proved the opinion of Eleazar Ben Arach, who thought/ that a good heart is the noblest possession./ <text:s/>At the death of a child of the great</text:span><text:span text:style-name="T3">er</text:span><text:span text:style-name="T5"> preceptor,/ he was visited by his five favorite pupils. <text:s/>Some/ endeavoured to comfort the bereaved father by point-/-ing out similar losses </text:span><text:span text:style-name="T3">sustained by Biblical personages,</text:span><text:span text:style-name="T5"> which Biblical personages had sustained,/</text:span></text:p>
      <text:p text:style-name="P7"/>
      <text:p text:style-name="P7">[Page 7]</text:p>
      <text:p text:style-name="P3"><text:span text:style-name="T5">but Eleazar Ben Arach alone afforded him/ consolation. <text:s/>He spoke thus: "A man had a precious/ jewel entrusted to his care. <text:s/></text:span><text:span text:style-name="T3">He His</text:span><text:span text:style-name="T5"> Such a responsibility/ gave him concern. <text:s/>He did not know whether he/ could </text:span><text:span text:style-name="T3">no give it back</text:span><text:span text:style-name="T5"> restore the object to its owner </text:span><text:span text:style-name="T3">its being in the least</text:span><text:span text:style-name="T5"> without </text:span><text:span text:style-name="T3">any</text:span><text:span text:style-name="T5"> being injured in the least. <text:s/>Thy/ child was that dear object, </text:span><text:span text:style-name="T3">and</text:span><text:span text:style-name="T5"> whom thou hast just returned to God./ <text:s/>Be comforted because thou hast given back in all the original purity, free from any blemish what/ </text:span><text:span text:style-name="T3">be then comforted"</text:span><text:span text:style-name="T5"> was committed to the </text:span><text:span text:style-name="T3">guardianship care</text:span><text:span text:style-name="T5"> custody </text:span><text:span text:style-name="T3">custody</text:span><text:span text:style-name="T5"> and thou didst guard well." <text:s/>Verily worthy of a narrative,/ thou hast given me comfort" said the Master./ is the last hour of the illustrious Rabbi. <text:s/>He was/ </text:span><text:span text:style-name="T3">lying</text:span><text:span text:style-name="T5"> very ill, when his pupils visited him. <text:s/>Looking/ on them he shed tears. <text:s/>They </text:span><text:span text:style-name="T3">said</text:span><text:span text:style-name="T5"> cried: "O light of Israel,/ O sustaining pillar of the faith, why dost thou weep?"/ <text:s/>The teacher answered: "Were I to be taken before a human/ king, whose anger cannot outlast his mortal existence,/ or whom I might conciliate by words or by gifts,/ I still would feel a certain dread. <text:s/>Now, I am/ about to be ushered into the presence of the King/ of Kings, </text:span><text:span text:style-name="T3">who is,</text:span><text:span text:style-name="T5"> who is eternal, and so </text:span><text:span text:style-name="T3">also</text:span><text:span text:style-name="T5">/ might be also His wrath which I can never appease/ by words or gifts. <text:s/>I see two ways lying/ before me, one leading to joy, another to </text:span><text:span text:style-name="T3">sorrow</text:span><text:span text:style-name="T5"> grief./ <text:s/>I do not know which I am deserving to tread./</text:span></text:p>
      <text:p text:style-name="P3"><text:span text:style-name="T5"/></text:p>
      <text:p text:style-name="P3"><text:span text:style-name="T5">[Page 8]</text:span></text:p>
      <text:p text:style-name="P3"><text:span text:style-name="T5">Ought I not to weep? <text:s/>The disciples who could/ testify to their master's virtues and did not entertain his/ </text:span><text:span text:style-name="T3">dread, and</text:span><text:span text:style-name="T5"> feelings said "Oh give us thy parting blessing." <text:s/>He/ answered: "May you fear God, as you fear men [Hebrew]/--"Why, nothing more?" they unitedly exclaimed; </text:span><text:span text:style-name="T3">and</text:span><text:span text:style-name="T5">/ he </text:span><text:span text:style-name="T3">repiled</text:span><text:span text:style-name="T5"> replied: "No, for most persons, when com-/-mitting a sin of which they are ashamed, </text:span><text:span text:style-name="T3">the</text:span><text:span text:style-name="T5"> take/ good heed not to have human witnesses, forget-/-ful of God who is Omnipresent."/</text:span></text:p>
      <text:p text:style-name="P3"><text:span text:style-name="T5">My Brethren. <text:s/>It was excessive humility, that/ excited </text:span><text:span text:style-name="T3">feelings of</text:span><text:span text:style-name="T5"> apprehension in the </text:span><text:span text:style-name="T3">great</text:span><text:span text:style-name="T5"> eminent teacher,/ not want of trust in the compassionate Lord, as a/ prejudiced Christian writer </text:span><text:span text:style-name="T3">asserts</text:span><text:span text:style-name="T5"> alleges. <text:s/>If any doubt/ could exist respecting that, the </text:span><text:span text:style-name="T3">last</text:span><text:span text:style-name="T5"> parting words of Johanan/ would dispel it. <text:s/>Before </text:span><text:soft-page-break/><text:span text:style-name="T5">breathing his last, he/ </text:span><text:span text:style-name="T3">said</text:span><text:span text:style-name="T5"> cried [Hebrew]. <text:s/>"Prepare a </text:span><text:span text:style-name="T3">chair</text:span><text:span text:style-name="T5"> seat for/ </text:span><text:span text:style-name="T3">H</text:span><text:span text:style-name="T5"> Ezekiah King of Judah, who has come," mean-/-ing that the righteous ruler of old </text:span><text:span text:style-name="T3">will</text:span><text:span text:style-name="T5"> would be </text:span><text:span text:style-name="T3">my</text:span><text:span text:style-name="T5"> his escort to/ paradise. <text:s/>Few have obtained so/ glowing a record in the Talmud, as the founder/ of the Rabbinical college in Jammia./</text:span></text:p>
      <text:p text:style-name="P3"><text:span text:style-name="T5"/></text:p>
      <text:p text:style-name="P3"><text:span text:style-name="T5">[Page 9]</text:span></text:p>
      <text:p text:style-name="P3"><text:span text:style-name="T5"><text:tab/>His learning has been described as immeasur-/-able. <text:s/>Besides the written and oral law of which/ he was a perfect master, Johanan had grasped and/ retained all the knowledge that was accessible/ in his age, and he used it most advantageously/ in behalf of his religion. <text:s/>The Mishnah rehearsing/ the praises of departed Sages writes, that with the/ death of Ben Zaccka</text:span><text:span text:style-name="T5">ï</text:span><text:span text:style-name="T5"> "the splendor of wisdom/ disappeared." [Hebrew]. <text:s/>Providence raised that/ new Ezra when Judaism was imperilled[sic!], endowed/ him with a broad judgment to plan, with a/ mighty will to act, with a spirit of goodness/ to win the affection and cooperation of scholars./ <text:s/>To </text:span><text:span text:style-name="T3">whom</text:span><text:span text:style-name="T5"> him we </text:span><text:span text:style-name="T3">ough</text:span><text:span text:style-name="T5"> owe under God the survival of the Torah/ and our </text:span><text:span text:style-name="T3">imperishable</text:span><text:span text:style-name="T5"> existence, </text:span><text:span text:style-name="T3">All honor to</text:span><text:span text:style-name="T5"> as missionaries of/ </text:span><text:span text:style-name="T3">those Rabbis.</text:span><text:span text:style-name="T5"> world-regenerating truths, where country and inde-/-pendence were forced away from us. <text:s/>Rome, our/ destroyer, has sunk into a grave, and is remembered/ in history alone, the Jew lives, because Rabbinism/ made him imperishable. <text:s/>All honor then, all/ thanks to teachers in Israel, </text:span><text:span text:style-name="T3">like</text:span><text:span text:style-name="T5"> filled with the spirit of our Johanan/ Ben Zaccka</text:span><text:span text:style-name="T5">ï</text:span><text:span text:style-name="T5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14:59:47.31</meta:creation-date>
    <dc:date>2013-01-03T11:30:39.29</dc:date>
    <meta:editing-duration>PT41M4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4" meta:word-count="2005" meta:character-count="12430"/>
  </office:meta>
</office:document-meta>
</file>